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SOLUCIONES VETERINARIAS SAN PEDRO SA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48059724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JAE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241014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ARRASCO GUERRERO, EMERITO LEONC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782854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BVA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58</text:p>
          </table:table-cell>
          <table:table-cell table:style-name="Tabla2.D3" office:value-type="string">
            <text:p text:style-name="P23">840.00</text:p>
          </table:table-cell>
        </table:table-row>
        <table:table-row>
          <table:table-cell table:style-name="Tabla2.A4" office:value-type="string">
            <text:p text:style-name="P20">BBVA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BVA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BVA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12:5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